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1.298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344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ff0000"/>
      <style:text-properties fo:color="#0000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5" office:value-type="string" calcext:value-type="string">
            <text:p>Pend.</text:p>
          </table:table-cell>
        </table:table-row>
        <table:table-row table:style-name="ro1">
          <table:table-cell/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6"/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4:02:04.1903507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11T18:07:24.591459495</dc:date>
    <dc:creator>Germán Ramírez</dc:creator>
    <meta:editing-duration>P1DT10H43M29S</meta:editing-duration>
    <meta:editing-cycles>31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57" meta:object-count="0"/>
  </office:meta>
</office:document-meta>
</file>